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7AC7A97.png"/>
  <manifest:file-entry manifest:media-type="image/png" manifest:full-path="Pictures/1000000000000640000004B02C5236E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acier-title">
      <style:graphic-properties fo:min-height="2.663cm"/>
    </style:style>
    <style:style style:name="pr2" style:family="presentation" style:parent-style-name="glacier-subtitle">
      <style:graphic-properties draw:fill-color="#ffffff" fo:min-height="13.86cm"/>
    </style:style>
    <style:style style:name="pr3" style:family="presentation" style:parent-style-name="glacier-notes">
      <style:graphic-properties draw:fill-color="#ffffff" fo:min-height="13.364cm"/>
    </style:style>
    <style:style style:name="pr4" style:family="presentation" style:parent-style-name="glacier-title">
      <style:graphic-properties draw:fill-color="#ffffff" draw:auto-grow-height="true" fo:min-height="2.663cm"/>
    </style:style>
    <style:style style:name="pr5" style:family="presentation" style:parent-style-name="glacier-outline1">
      <style:graphic-properties draw:fill-color="#ffffff" draw:auto-grow-height="true" fo:min-height="13.86cm"/>
    </style:style>
    <style:style style:name="pr6" style:family="presentation" style:parent-style-name="glacier-outline1">
      <style:graphic-properties draw:auto-grow-height="true" fo:min-height="13.86cm"/>
    </style:style>
    <style:style style:name="pr7" style:family="presentation" style:parent-style-name="glacier-notes">
      <style:graphic-properties draw:fill-color="#ffffff" draw:auto-grow-height="true" fo:min-height="13.364cm"/>
    </style:style>
    <style:style style:name="pr8" style:family="presentation" style:parent-style-name="glacier-outline1">
      <style:graphic-properties fo:min-height="13.86cm"/>
    </style:style>
    <style:style style:name="pr9" style:family="presentation" style:parent-style-name="glacier-title">
      <style:graphic-properties draw:auto-grow-height="true" fo:min-height="2.663cm"/>
    </style:style>
    <style:style style:name="P1" style:family="paragraph">
      <style:text-properties fo:font-size="28.1000003814697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b8004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acier" presentation:presentation-page-layout-name="AL1T0" xml:id="id1" draw:id="id1">
        <office:forms form:automatic-focus="false" form:apply-design-mode="false"/>
        <draw:frame presentation:style-name="pr1" draw:layer="layout" svg:width="26cm" svg:height="2.663cm" svg:x="1cm" svg:y="1.037cm" presentation:class="title">
          <draw:text-box>
            <text:p>Configuring Apache</text:p>
          </draw:text-box>
        </draw:frame>
        <draw:frame presentation:style-name="pr2" draw:layer="layout" svg:width="25.099cm" svg:height="13.86cm" svg:x="1.5cm" svg:y="7cm" presentation:class="subtitle">
          <draw:text-box>
            <text:p>PURDUE LINUX USERS GROUP</text:p>
            <text:p/>
            <text:p/>
            <text:p>Presented By:</text:p>
            <text:p>Thor Smith</text:p>
          </draw:text-box>
        </draw:frame>
        <anim:par presentation:node-type="timing-root">
          <anim:par smil:begin="id1.begin">
            <anim:transitionFilter smil:dur="1s" smil:type="slideWipe" smil:subtype="fromLef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acier" presentation:presentation-page-layout-name="AL2T3" xml:id="id2" draw:id="id2">
        <office:forms form:automatic-focus="false" form:apply-design-mode="false"/>
        <draw:frame presentation:style-name="pr4" draw:text-style-name="P2" draw:layer="layout" svg:width="26cm" svg:height="2.663cm" svg:x="1cm" svg:y="1.037cm" presentation:class="title">
          <draw:text-box>
            <text:p>Contents</text:p>
          </draw:text-box>
        </draw:frame>
        <draw:frame presentation:style-name="pr5" draw:text-style-name="P3" draw:layer="layout" svg:width="12.247cm" svg:height="13.86cm" svg:x="1.5cm" svg:y="7cm" presentation:class="outline">
          <draw:text-box>
            <text:list text:style-name="L2">
              <text:list-header>
                <text:p>Install Apache</text:p>
              </text:list-header>
            </text:list>
            <text:p>Start and Stop</text:p>
            <text:p>Important Locations</text:p>
            <text:p>Basic Configurations</text:p>
            <text:p/>
          </draw:text-box>
        </draw:frame>
        <draw:frame presentation:style-name="pr6" draw:layer="layout" svg:width="12.247cm" svg:height="13.86cm" svg:x="14.36cm" svg:y="7cm" presentation:class="outline">
          <draw:text-box>
            <text:p>User Web Pages</text:p>
            <text:p>User Authentication</text:p>
            <text:p>SSL Encryption</text:p>
            <text:p>Redirecting Pages</text:p>
            <text:p>File and Directory Access</text:p>
          </draw:text-box>
        </draw:frame>
        <anim:par presentation:node-type="timing-root">
          <anim:par smil:begin="id2.begin">
            <anim:transitionFilter smil:dur="1s" smil:type="slideWipe" smil:subtype="fromLef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acier" presentation:presentation-page-layout-name="AL2T3" xml:id="id3" draw:id="id3">
        <office:forms form:automatic-focus="false" form:apply-design-mode="false"/>
        <draw:frame presentation:style-name="pr1" draw:layer="layout" svg:width="26cm" svg:height="2.663cm" svg:x="1cm" svg:y="1.037cm" presentation:class="title">
          <draw:text-box>
            <text:p>Install Apache</text:p>
          </draw:text-box>
        </draw:frame>
        <draw:frame presentation:style-name="pr8" draw:layer="layout" svg:width="12.247cm" svg:height="13.86cm" svg:x="1.5cm" svg:y="7cm" presentation:class="outline">
          <draw:text-box>
            <text:list text:style-name="L2">
              <text:list-item>
                <text:p>WAY 1: <text:s/>(we'll use)</text:p>
              </text:list-item>
              <text:list-item>
                <text:p/>
              </text:list-item>
              <text:list-item>
                <text:p>sudo apt-get install apache2</text:p>
              </text:list-item>
              <text:list-item>
                <text:p/>
              </text:list-item>
              <text:list-item>
                <text:p>Comes with pre-configured setup</text:p>
              </text:list-item>
            </text:list>
          </draw:text-box>
        </draw:frame>
        <draw:frame presentation:style-name="pr8" draw:layer="layout" svg:width="12.247cm" svg:height="13.86cm" svg:x="14.36cm" svg:y="7cm" presentation:class="outline" presentation:user-transformed="true">
          <draw:text-box>
            <text:list text:style-name="L2">
              <text:list-item>
                <text:p>WAY 2:</text:p>
              </text:list-item>
              <text:list-item>
                <text:p>Download Source Code</text:p>
              </text:list-item>
              <text:list-item>
                <text:p>Download Dependencies</text:p>
              </text:list-item>
              <text:list-item>
                <text:p>Compile with configuration options</text:p>
              </text:list-item>
              <text:list-item>
                <text:p>Make Install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acier" presentation:presentation-page-layout-name="AL2T3" xml:id="id4" draw:id="id4">
        <office:forms form:automatic-focus="false" form:apply-design-mode="false"/>
        <draw:frame presentation:style-name="pr1" draw:layer="layout" svg:width="26cm" svg:height="2.663cm" svg:x="1cm" svg:y="1.037cm" presentation:class="title">
          <draw:text-box>
            <text:p>Start and Stop</text:p>
          </draw:text-box>
        </draw:frame>
        <draw:frame presentation:style-name="pr8" draw:layer="layout" svg:width="12.247cm" svg:height="13.86cm" svg:x="1.5cm" svg:y="7cm" presentation:class="outline">
          <draw:text-box>
            <text:list text:style-name="L2">
              <text:list-item>
                <text:p>Apache will usually start itself automatically because it's meant to run forever.</text:p>
              </text:list-item>
              <text:list-item>
                <text:p/>
              </text:list-item>
            </text:list>
          </draw:text-box>
        </draw:frame>
        <draw:frame presentation:style-name="pr8" draw:layer="layout" svg:width="12.247cm" svg:height="13.86cm" svg:x="14.36cm" svg:y="7cm" presentation:class="outline">
          <draw:text-box>
            <text:list text:style-name="L2">
              <text:list-item>
                <text:p>Start Apache</text:p>
              </text:list-item>
              <text:list-item>
                <text:p><text:span text:style-name="T1">apachectl -k start</text:span></text:p>
              </text:list-item>
              <text:list-item>
                <text:p>Stop Apache</text:p>
              </text:list-item>
              <text:list-item>
                <text:p><text:span text:style-name="T1">apachectl -k stop</text:span></text:p>
              </text:list-item>
              <text:list-item>
                <text:p>Restart Apache</text:p>
              </text:list-item>
              <text:list-item>
                <text:p><text:span text:style-name="T1">apachectl -k restart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acier" presentation:presentation-page-layout-name="AL3T1" xml:id="id5" draw:id="id5">
        <office:forms form:automatic-focus="false" form:apply-design-mode="false"/>
        <draw:frame presentation:style-name="pr9" draw:layer="layout" svg:width="26cm" svg:height="2.663cm" svg:x="1cm" svg:y="1.037cm" presentation:class="title">
          <draw:text-box>
            <text:p>Important Locations</text:p>
          </draw:text-box>
        </draw:frame>
        <draw:frame presentation:style-name="pr8" draw:layer="layout" svg:width="25.099cm" svg:height="13.86cm" svg:x="1.5cm" svg:y="7cm" presentation:class="outline">
          <draw:text-box>
            <text:list text:style-name="L2">
              <text:list-item>
                <text:p>ServerRoot – the location where the server will look for files and directories.</text:p>
              </text:list-item>
              <text:list-item>
                <text:p>DocumentRoot – the location where a website's directory structure is located.</text:p>
              </text:list-item>
              <text:list-item>
                <text:p>/etc/apache2/apache2.conf – the main apache configuration file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acier" presentation:presentation-page-layout-name="AL2T3" xml:id="id6" draw:id="id6">
        <office:forms form:automatic-focus="false" form:apply-design-mode="false"/>
        <draw:frame presentation:style-name="pr9" draw:layer="layout" svg:width="26cm" svg:height="2.663cm" svg:x="1cm" svg:y="1.037cm" presentation:class="title">
          <draw:text-box>
            <text:p>Modules</text:p>
          </draw:text-box>
        </draw:frame>
        <draw:frame presentation:style-name="pr6" draw:layer="layout" svg:width="12.247cm" svg:height="13.86cm" svg:x="1.5cm" svg:y="7cm" presentation:class="outline">
          <draw:text-box>
            <text:list text:style-name="L2">
              <text:list-item>
                <text:p>Apache is very modular. Most of the functionality beyond serving up web pages is partitioned out into many modules.</text:p>
              </text:list-item>
            </text:list>
          </draw:text-box>
        </draw:frame>
        <draw:frame presentation:style-name="pr8" draw:layer="layout" svg:width="12.247cm" svg:height="13.86cm" svg:x="14.36cm" svg:y="7cm" presentation:class="outline">
          <draw:text-box>
            <text:list text:style-name="L2">
              <text:list-item>
                <text:p>mod_authz_host</text:p>
              </text:list-item>
              <text:list-item>
                <text:p>mod_auth_basic</text:p>
              </text:list-item>
              <text:list-item>
                <text:p>mod_auth_user</text:p>
              </text:list-item>
              <text:list-item>
                <text:p>mod_ssl</text:p>
              </text:list-item>
              <text:list-item>
                <text:p>mod_userdir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acier" presentation:presentation-page-layout-name="AL3T1" xml:id="id7" draw:id="id7">
        <office:forms form:automatic-focus="false" form:apply-design-mode="false"/>
        <draw:frame presentation:style-name="pr1" draw:layer="layout" svg:width="26cm" svg:height="2.663cm" svg:x="1cm" svg:y="1.037cm" presentation:class="title">
          <draw:text-box>
            <text:p>Basic Configuration: Location</text:p>
          </draw:text-box>
        </draw:frame>
        <draw:frame presentation:style-name="pr8" draw:layer="layout" svg:width="25.099cm" svg:height="13.86cm" svg:x="1.5cm" svg:y="7cm" presentation:class="outline">
          <draw:text-box>
            <text:list text:style-name="L2">
              <text:list-item>
                <text:p>Core Features</text:p>
              </text:list-item>
              <text:list-item>
                <text:p>Location Directive</text:p>
              </text:list-item>
            </text:list>
            <text:list text:style-name="L3">
              <text:list-item>
                <text:list>
                  <text:list-item>
                    <text:p>&lt;Location url/match&gt;</text:p>
                  </text:list-item>
                  <text:list-item>
                    <text:p># URL Specific Access/Configuration</text:p>
                  </text:list-item>
                  <text:list-item>
                    <text:p>&lt;/Location&gt;</text:p>
                  </text:list-item>
                </text:list>
              </text:list-item>
            </text:list>
            <text:list text:style-name="L2">
              <text:list-item>
                <text:p>Applies to any url that matches the path.</text:p>
                <text:p>i.e. <text:s/>http:/aserver.org/url/match/other <text:span text:style-name="T2">but not</text:span> http:/aserver.org/url/match<text:span text:style-name="T2">ing</text:span>/other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acier" presentation:presentation-page-layout-name="AL3T1" xml:id="id8" draw:id="id8">
        <office:forms form:automatic-focus="false" form:apply-design-mode="false"/>
        <draw:frame presentation:style-name="pr1" draw:layer="layout" svg:width="26cm" svg:height="2.663cm" svg:x="1cm" svg:y="1.037cm" presentation:class="title" presentation:user-transformed="true">
          <draw:text-box>
            <text:p>Basic Configuration: Files/Directory</text:p>
          </draw:text-box>
        </draw:frame>
        <draw:frame presentation:style-name="pr8" draw:layer="layout" svg:width="25.099cm" svg:height="13.86cm" svg:x="1.5cm" svg:y="7cm" presentation:class="outline" presentation:user-transformed="true">
          <draw:text-box>
            <text:list text:style-name="L2">
              <text:list-item>
                <text:p>&lt;Files filename&gt;</text:p>
              </text:list-item>
              <text:list-item>
                <text:p># File Access/Configuration</text:p>
              </text:list-item>
              <text:list-item>
                <text:p>&lt;/Files&gt;</text:p>
              </text:list-item>
              <text:list-item>
                <text:p/>
              </text:list-item>
              <text:list-item>
                <text:p>&lt;Directory path&gt;</text:p>
              </text:list-item>
              <text:list-item>
                <text:p># Directory Access/Configuration</text:p>
              </text:list-item>
              <text:list-item>
                <text:p>&lt;/Directory&gt;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acier" presentation:presentation-page-layout-name="AL3T1" xml:id="id9" draw:id="id9">
        <office:forms form:automatic-focus="false" form:apply-design-mode="false"/>
        <draw:frame presentation:style-name="pr1" draw:layer="layout" svg:width="26cm" svg:height="2.663cm" svg:x="1cm" svg:y="1.037cm" presentation:class="title" presentation:user-transformed="true">
          <draw:text-box>
            <text:p>Order Allow Deny</text:p>
          </draw:text-box>
        </draw:frame>
        <draw:frame presentation:style-name="pr8" draw:layer="layout" svg:width="25.099cm" svg:height="13.86cm" svg:x="1.5cm" svg:y="6.35cm" presentation:class="outline" presentation:user-transformed="true">
          <draw:text-box>
            <text:list text:style-name="L2">
              <text:list-item>
                <text:p>Order is used to specify the order that Allow and Deny directives should be applied.</text:p>
              </text:list-item>
              <text:list-item>
                <text:p><text:span text:style-name="T1">Order Allow,Deny</text:span> <text:s text:c="4"/>or <text:s text:c="3"/><text:span text:style-name="T1"><text:s/>Order Deny, Allow</text:span></text:p>
              </text:list-item>
              <text:list-item>
                <text:p>Allow and Deny are used in Directory/Files directives. Allows filtering based on ip address.</text:p>
              </text:list-item>
              <text:list-item>
                <text:p><text:span text:style-name="T1">Order Deny, Allow</text:span></text:p>
              </text:list-item>
              <text:list-item>
                <text:p><text:span text:style-name="T1">Deny from All</text:span></text:p>
              </text:list-item>
              <text:list-item>
                <text:p><text:span text:style-name="T1">Allow from 192.168.1. <text:s text:c="10"/>(</text:span><text:span text:style-name="T3">mod_authz_host)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acier" presentation:presentation-page-layout-name="AL3T1" xml:id="id10" draw:id="id10">
        <office:forms form:automatic-focus="false" form:apply-design-mode="false"/>
        <draw:frame presentation:style-name="pr1" draw:layer="layout" svg:width="26cm" svg:height="2.663cm" svg:x="1cm" svg:y="1.037cm" presentation:class="title" presentation:user-transformed="true">
          <draw:text-box>
            <text:p>User Web Pages</text:p>
          </draw:text-box>
        </draw:frame>
        <draw:frame presentation:style-name="pr8" draw:layer="layout" svg:width="25.099cm" svg:height="13.86cm" svg:x="1.5cm" svg:y="7cm" presentation:class="outline">
          <draw:text-box>
            <text:list text:style-name="L2">
              <text:list-item>
                <text:p>Associated Module: mod_userdir</text:p>
              </text:list-item>
              <text:list-item>
                <text:p>UserDir public_html</text:p>
              </text:list-item>
            </text:list>
            <text:list text:style-name="L3">
              <text:list-item>
                <text:list>
                  <text:list-item>
                    <text:p>This is helpful to combine with .htacces files so that the use can configure their web page without access to the main config file.</text:p>
                  </text:list-item>
                </text:list>
              </text:list-item>
            </text:list>
            <text:list text:style-name="L2">
              <text:list-item>
                <text:p>AccessOverride AuthConfig</text:p>
              </text:list-item>
            </text:list>
            <text:list text:style-name="L3">
              <text:list-item>
                <text:list>
                  <text:list-item>
                    <text:p>Allows .htaccess files for use of user authentication. (.htaccess files slow down the web page.)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acier" presentation:presentation-page-layout-name="AL3T1" xml:id="id11" draw:id="id11">
        <office:forms form:automatic-focus="false" form:apply-design-mode="false"/>
        <draw:frame presentation:style-name="pr1" draw:layer="layout" svg:width="26cm" svg:height="2.663cm" svg:x="1cm" svg:y="1.037cm" presentation:class="title">
          <draw:text-box>
            <text:p>SSL Encryption (https)</text:p>
          </draw:text-box>
        </draw:frame>
        <draw:frame presentation:style-name="pr8" draw:layer="layout" svg:width="25.099cm" svg:height="13.86cm" svg:x="1.5cm" svg:y="7cm" presentation:class="outline" presentation:user-transformed="true">
          <draw:text-box>
            <text:list text:style-name="L2">
              <text:list-item>
                <text:p>Associated Module: mod_ssl</text:p>
              </text:list-item>
              <text:list-item>
                <text:p>httpd.apache.org/docs/2.2/ssl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acier" presentation:presentation-page-layout-name="AL3T1" xml:id="id12" draw:id="id12">
        <office:forms form:automatic-focus="false" form:apply-design-mode="false"/>
        <draw:frame presentation:style-name="pr1" draw:layer="layout" svg:width="26cm" svg:height="2.663cm" svg:x="1cm" svg:y="1.037cm" presentation:class="title">
          <draw:text-box>
            <text:p>User Authentication</text:p>
          </draw:text-box>
        </draw:frame>
        <draw:frame presentation:style-name="pr8" draw:layer="layout" svg:width="25.099cm" svg:height="13.86cm" svg:x="1.5cm" svg:y="7cm" presentation:class="outline">
          <draw:text-box>
            <text:list text:style-name="L2">
              <text:list-item>
                <text:p>Example:</text:p>
                <text:p><text:span text:style-name="T1">AuthType Basic</text:span></text:p>
                <text:p><text:span text:style-name="T1">AuthName "Speak Friend"</text:span></text:p>
                <text:p><text:span text:style-name="T1">AuthUserFile /home/thor/passwds/.htpasswd</text:span></text:p>
                <text:p><text:span text:style-name="T1">Require User sam</text:span></text:p>
              </text:list-item>
              <text:list-item>
                <text:p>Password File generated using:</text:p>
                <text:p><text:span text:style-name="T1">htpasswd -c .htpasswd sam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acier" presentation:presentation-page-layout-name="AL3T1" xml:id="id13" draw:id="id13">
        <office:forms form:automatic-focus="false" form:apply-design-mode="false"/>
        <draw:frame presentation:style-name="pr1" draw:layer="layout" svg:width="26cm" svg:height="2.663cm" svg:x="1cm" svg:y="1.037cm" presentation:class="title">
          <draw:text-box>
            <text:p>Redirection</text:p>
          </draw:text-box>
        </draw:frame>
        <draw:frame presentation:style-name="pr8" draw:layer="layout" svg:width="25.099cm" svg:height="13.86cm" svg:x="1.5cm" svg:y="7cm" presentation:class="outline">
          <draw:text-box>
            <text:list text:style-name="L2">
              <text:list-item>
                <text:p>Redirect takes two arguments and redirects anyone accessing a part of your website somewhere else.</text:p>
              </text:list-item>
              <text:list-item>
                <text:p>Outside Your Website:</text:p>
                <text:p>Redirect /plug <text:a xlink:href="http://purduelug.org/">http://purduelug.org</text:a></text:p>
              </text:list-item>
              <text:list-item>
                <text:p>Inside Your Website</text:p>
              </text:list-item>
              <text:list-item>
                <text:p>Redirect /mail /mail_place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acier" presentation:presentation-page-layout-name="AL3T1" xml:id="id14" draw:id="id14">
        <office:forms form:automatic-focus="false" form:apply-design-mode="false"/>
        <draw:frame presentation:style-name="pr1" draw:layer="layout" svg:width="26cm" svg:height="2.663cm" svg:x="1cm" svg:y="1.037cm" presentation:class="title">
          <draw:text-box>
            <text:p>Documentation</text:p>
          </draw:text-box>
        </draw:frame>
        <draw:frame presentation:style-name="pr8" draw:layer="layout" svg:width="25.099cm" svg:height="13.86cm" svg:x="1.5cm" svg:y="7cm" presentation:class="outline">
          <draw:text-box>
            <text:list text:style-name="L2">
              <text:list-item>
                <text:p>Apache Main Website</text:p>
                <text:p>httpd.apache.org/docs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Lef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acier" presentation:presentation-page-layout-name="AL3T1" xml:id="id15" draw:id="id15">
        <office:forms form:automatic-focus="false" form:apply-design-mode="false"/>
        <draw:frame presentation:style-name="pr1" draw:layer="layout" svg:width="26cm" svg:height="2.663cm" svg:x="1cm" svg:y="1.037cm" presentation:class="title">
          <draw:text-box>
            <text:p>Questions</text:p>
          </draw:text-box>
        </draw:frame>
        <draw:frame presentation:style-name="pr8" draw:layer="layout" svg:width="25.099cm" svg:height="13.86cm" svg:x="1.5cm" svg:y="7cm" presentation:class="outline" presentation:placeholder="true">
          <draw:text-box/>
        </draw:frame>
        <anim:par presentation:node-type="timing-root">
          <anim:par smil:begin="id15.begin">
            <anim:transitionFilter smil:dur="1s" smil:type="slideWipe" smil:subtype="fromLef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acier" presentation:presentation-page-layout-name="AL3T1" xml:id="id16" draw:id="id16">
        <office:forms form:automatic-focus="false" form:apply-design-mode="false"/>
        <draw:frame presentation:style-name="pr1" draw:layer="layout" svg:width="26cm" svg:height="2.663cm" svg:x="1cm" svg:y="1.037cm" presentation:class="title">
          <draw:text-box>
            <text:p>Announcements</text:p>
          </draw:text-box>
        </draw:frame>
        <draw:frame presentation:style-name="pr8" draw:layer="layout" svg:width="25.099cm" svg:height="13.86cm" svg:x="1.5cm" svg:y="7cm" presentation:class="outline">
          <draw:text-box>
            <text:list text:style-name="L2">
              <text:list-item>
                <text:p>Linux 201 Session 4 will be NEXT Monday March 26<text:span text:style-name="T4">th</text:span> at 7pm in LWSN B158!</text:p>
              </text:list-item>
              <text:list-item>
                <text:p>Open Source LAN / DNS Talk on Friday March 30<text:span text:style-name="T4">th</text:span> from 6:30-10:00pm!</text:p>
                <text:p>Come play open source games!!!</text:p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winteraletsch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5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3-17T11:02:42</meta:creation-date>
    <dc:language>fi-FI</dc:language>
    <meta:editing-cycles>13</meta:editing-cycles>
    <meta:editing-duration>PT7H11M13S</meta:editing-duration>
    <meta:initial-creator>Thor Smith</meta:initial-creator>
    <dc:date>2012-03-19T19:44:31</dc:date>
    <dc:creator>Thor Smith</dc:creator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4/share/template/en-US/presnt/Blue.otp"/>
  </office:meta>
</office:document-meta>
</file>